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5"/>
        <table:table-column table:style-name="co1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15"/>
        <table:table-column table:style-name="co7" table:default-cell-style-name="ce17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1" table:number-rows-repeated="5"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/>
        </table:table-row>
        <table:table-row table:style-name="ro1"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9:16:22.519586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09T20:07:44.468344474</dc:date>
    <meta:editing-duration>PT1H24M8S</meta:editing-duration>
    <meta:editing-cycles>16</meta:editing-cycles>
    <meta:generator>LibreOffice/6.2.8.2$Linux_X86_64 LibreOffice_project/20$Build-2</meta:generator>
    <meta:document-statistic meta:table-count="1" meta:cell-count="64" meta:object-count="0"/>
  </office:meta>
</office:document-meta>
</file>